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3in" svg:height="3.54375in" style:rel-width="scale" style:rel-height="scale"><draw:image xlink:href="media/image1.png" xlink:type="simple" xlink:show="embed" xlink:actuate="onLoad"/><svg:title/><svg:desc>Изображение выглядит как текст, снимок экрана, дисплей, программное обеспечение

Контент, сгенерированный ИИ, может содержать ошибки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Ирина Лебедева</meta:initial-creator>
    <dc:creator>Ирина Лебедева</dc:creator>
    <meta:creation-date>2025-04-09T21:23:00Z</meta:creation-date>
    <dc:date>2025-04-09T21:28:00Z</dc:date>
    <meta:template xlink:href="Normal" xlink:type="simple"/>
    <meta:editing-cycles>2</meta:editing-cycles>
    <meta:editing-duration>PT300S</meta:editing-duration>
    <meta:document-statistic meta:page-count="1" meta:paragraph-count="1" meta:word-count="0" meta:character-count="1" meta:row-count="1" meta:non-whitespace-character-count="1"/>
  </office:meta>
</office:document-meta>
</file>